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3f6026"/>
    </style:style>
    <style:style style:name="P25" style:family="paragraph" style:parent-style-name="Standard">
      <style:text-properties officeooo:rsid="0040317e" officeooo:paragraph-rsid="0040317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>-</text:p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1T13:15:54.240000000</dc:date>
    <meta:editing-duration>PT6H17M5S</meta:editing-duration>
    <meta:editing-cycles>45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62" meta:word-count="324" meta:character-count="2092" meta:non-whitespace-character-count="1772"/>
  </office:meta>
</office:document-meta>
</file>